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h text:style-name="Heading_20_1" text:outline-level="1">Corpus cleaning</text:h>
      <text:p text:style-name="Text_20_body"/>
      <text:list xml:id="list1483986112374426409" text:style-name="L1">
        <text:list-item>
          <text:p text:style-name="P1">Agent: overlapping sounds in generated interaction sound</text:p>
        </text:list-item>
      </text:list>
      <text:p text:style-name="Text_20_body">For agent, sounds are saved as multiple wav files. To extract features similarly as for subject, a unique wav file is generated from those multiple wav files, and the xml chat history file is used to know where each agent speech should be inserted in this unique wav file.</text:p>
      <text:p text:style-name="Text_20_body">But in some cases, sounds could be overlaping in the generated wav file, making SPPAS fail to interpret it with fillinipus function. </text:p>
      <text:p text:style-name="Text_20_body">To solve this, code has been modified in order to take care of inserting sounds always after previous sounds (with a margin of 300ms).</text:p>
      <text:p text:style-name="Text_20_body">Impacted:</text:p>
      <text:p text:style-name="Text_20_body">E6F/Casque (agent/no phase)</text:p>
      <text:p text:style-name="Text_20_body">Symptom:</text:p>
      <text:p text:style-name="Text_20_body">"[ERROR] <text:s/>... <text:s/>... Unable to align the audio with the given transcription."</text:p>
      <text:p text:style-name="Text_20_body"/>
      <text:list xml:id="list5565351219412912175" text:style-name="L2">
        <text:list-item>
          <text:p text:style-name="P2">fs</text:p>
        </text:list-item>
      </text:list>
      <text:p text:style-name="Text_20_body">Sometimes in transcriptions there can be html tags that are not correctly interpreted by SPPAS or MarsaTag (for example: "&lt;br&gt;").</text:p>
      <text:p text:style-name="Text_20_body"/>
      <text:p text:style-name="Text_20_body">Symptom:</text:p>
      <text:p text:style-name="Text_20_body">"?&lt;br/&gt;Çasereboucheencombiendetemps? is missing of the dictionary, and was automatically phonetized as: b-R-#-s-s-E-R-eu-b-u-S-a~-k-o-m-b-j-U~-t-t-a~|b-R-#-s-s-E-R-eu-b-u-S-a~-k-o-m-b-j-U~-d-t-a~|b-R-#-s-s-E-R-e-b-u-S-a~-k-o-m-b-j-U~-t-t-a~|b-R-#-s-s-E-R-e-b-u-S-a~-k-o-m-b-j-U~-d-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2M55S</meta:editing-duration>
    <meta:editing-cycles>3</meta:editing-cycles>
    <meta:generator>OpenOffice/4.1.6$Win32 OpenOffice.org_project/416m1$Build-9790</meta:generator>
    <dc:date>2019-04-04T17:06:38.66</dc:date>
    <meta:document-statistic meta:table-count="0" meta:image-count="0" meta:object-count="0" meta:page-count="1" meta:paragraph-count="13" meta:word-count="157" meta:character-count="1156"/>
    <dc:creator>Jérémie b</dc:creator>
    <meta:user-defined meta:name="Info 1"/>
    <meta:user-defined meta:name="Info 2"/>
    <meta:user-defined meta:name="Info 3"/>
    <meta:user-defined meta:name="Info 4"/>
  </office:meta>
</office:document-meta>
</file>